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4826in" fo:margin-left="0in" fo:break-before="auto" fo:break-after="auto" table:align="left" style:may-break-between-rows="false"/>
    </style:style>
    <style:style style:name="Table1.A" style:family="table-column">
      <style:table-column-properties style:column-width="1.0507in"/>
    </style:style>
    <style:style style:name="Table1.B" style:family="table-column">
      <style:table-column-properties style:column-width="0.7201in"/>
    </style:style>
    <style:style style:name="Table1.C" style:family="table-column">
      <style:table-column-properties style:column-width="0.9292in"/>
    </style:style>
    <style:style style:name="Table1.D" style:family="table-column">
      <style:table-column-properties style:column-width="0.9806in"/>
    </style:style>
    <style:style style:name="Table1.E" style:family="table-column">
      <style:table-column-properties style:column-width="0.7465in"/>
    </style:style>
    <style:style style:name="Table1.F" style:family="table-column">
      <style:table-column-properties style:column-width="0.8076in"/>
    </style:style>
    <style:style style:name="Table1.G" style:family="table-column">
      <style:table-column-properties style:column-width="0.7986in"/>
    </style:style>
    <style:style style:name="Table1.I" style:family="table-column">
      <style:table-column-properties style:column-width="0.5465in"/>
    </style:style>
    <style:style style:name="Table1.J" style:family="table-column">
      <style:table-column-properties style:column-width="0.1042in"/>
    </style:style>
    <style:style style:name="Table1.1" style:family="table-row">
      <style:table-row-properties style:min-row-height="0.0438in" style:keep-together="true" fo:keep-together="auto"/>
    </style:style>
    <style:style style:name="Table1.A1" style:family="table-cell">
      <style:table-cell-properties style:vertical-align="middle" fo:background-color="#ffff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J1" style:family="table-cell">
      <style:table-cell-properties style:vertical-align="middle" fo:background-color="#ffffcc" fo:padding="0.0382in" fo:border="0.0007in solid #000000">
        <style:background-image/>
      </style:table-cell-properties>
    </style:style>
    <style:style style:name="Table1.2" style:family="table-row">
      <style:table-row-properties style:min-row-height="0.2097in" style:keep-together="true" fo:keep-together="auto"/>
    </style:style>
    <style:style style:name="Table1.A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4" style:family="table-row">
      <style:table-row-properties style:min-row-height="0.4201in" style:keep-together="true" fo:keep-together="auto"/>
    </style:style>
    <style:style style:name="Table1.A4" style:family="table-cell">
      <style:table-cell-properties fo:padding="0.0403in" fo:border-left="0.0007in solid #000000" fo:border-right="none" fo:border-top="none" fo:border-bottom="0.0007in solid #000000"/>
    </style:style>
    <style:style style:name="Table1.G4" style:family="table-cell">
      <style:table-cell-properties fo:background-color="transparent" fo:padding="0.0403in" fo:border-left="0.0007in solid #000000" fo:border-right="none" fo:border-top="none" fo:border-bottom="0.0007in solid #000000">
        <style:background-image/>
      </style:table-cell-properties>
    </style:style>
    <style:style style:name="Table1.J4" style:family="table-cell">
      <style:table-cell-properties fo:padding="0.0403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57in" style:keep-together="true" fo:keep-together="auto"/>
    </style:style>
    <style:style style:name="Table1.A5" style:family="table-cell">
      <style:table-cell-properties fo:padding="0.0382in" fo:border="0.0007in solid #000000"/>
    </style:style>
    <style:style style:name="Table1.A6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margin-left="0in" fo:margin-right="-0.0035in" fo:text-indent="0in" style:auto-text-indent="false"/>
      <style:text-properties style:font-name="Arial" fo:font-size="8pt" style:font-size-asian="8pt" style:font-size-complex="8pt"/>
    </style:style>
    <style:style style:name="P2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6" style:family="paragraph" style:parent-style-name="Standard">
      <style:paragraph-properties fo:margin-left="0.1146in" fo:margin-right="0in" fo:text-indent="0in" style:auto-text-indent="false" style:text-autospace="none"/>
    </style:style>
    <style:style style:name="P7" style:family="paragraph" style:parent-style-name="Standard">
      <style:paragraph-properties fo:margin-left="0.1146in" fo:margin-right="0in" fo:text-indent="0in" style:auto-text-indent="false" style:text-autospace="none"/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text-properties fo:font-size="10pt" style:font-size-asian="8.75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11" style:family="paragraph" style:parent-style-name="Standard">
      <style:text-properties fo:font-size="6pt" style:font-size-asian="5.25pt" style:font-size-complex="6pt"/>
    </style:style>
    <style:style style:name="P12" style:family="paragraph" style:parent-style-name="Table_20_Contents">
      <style:text-properties style:font-name="Helvetica" fo:font-size="9pt" fo:font-weight="normal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margin-left="0in" fo:margin-right="-0.0035in" fo:text-indent="0in" style:auto-text-indent="false"/>
      <style:text-properties style:font-name="Arial" fo:font-size="8pt" style:font-size-asian="8pt" style:font-size-complex="8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 table:number-columns-repeated="2"/>
        <table:table-column table:style-name="Table1.I"/>
        <table:table-column table:style-name="Table1.J"/>
        <table:table-header-rows>
          <table:table-row table:style-name="Table1.1">
            <table:table-cell table:style-name="Table1.A1" office:value-type="string">
              <text:p text:style-name="P13"><text:span text:style-name="Strong_20_Emphasis">Data registrazione</text:span></text:p>
            </table:table-cell>
            <table:table-cell table:style-name="Table1.A1" office:value-type="string">
              <text:p text:style-name="P13"><text:span text:style-name="Strong_20_Emphasis">Data fattura</text:span></text:p>
            </table:table-cell>
            <table:table-cell table:style-name="Table1.A1" office:value-type="string">
              <text:p text:style-name="P13"><text:span text:style-name="Strong_20_Emphasis">Numero fattura</text:span></text:p>
            </table:table-cell>
            <table:table-cell table:style-name="Table1.A1" office:value-type="string">
              <text:p text:style-name="P13"><text:span text:style-name="Strong_20_Emphasis">Ragione sociale</text:span></text:p>
            </table:table-cell>
            <table:table-cell table:style-name="Table1.A1" office:value-type="string">
              <text:p text:style-name="P13"><text:span text:style-name="Strong_20_Emphasis">Descrizione</text:span></text:p>
            </table:table-cell>
            <table:table-cell table:style-name="Table1.A1" office:value-type="string">
              <text:p text:style-name="P14"><text:span text:style-name="Strong_20_Emphasis">Totale fattura</text:span></text:p>
            </table:table-cell>
            <table:table-cell table:style-name="Table1.A1" office:value-type="string">
              <text:p text:style-name="P14"><text:span text:style-name="Strong_20_Emphasis">% IVA</text:span></text:p>
            </table:table-cell>
            <table:table-cell table:style-name="Table1.A1" office:value-type="string">
              <text:p text:style-name="P14"><text:span text:style-name="Strong_20_Emphasis">Imponibile</text:span></text:p>
            </table:table-cell>
            <table:table-cell table:style-name="Table1.A1" office:value-type="string">
              <text:p text:style-name="P14"><text:span text:style-name="Strong_20_Emphasis">Imposta</text:span></text:p>
            </table:table-cell>
            <table:table-cell table:style-name="Table1.J1" office:value-type="string">
              <text:p text:style-name="P14"/>
            </table:table-cell>
          </table:table-row>
        </table:table-header-rows>
        <table:table-row table:style-name="Table1.2">
          <table:table-cell table:style-name="Table1.A2" table:number-columns-spanned="10" office:value-type="string">
            <text:p text:style-name="P21"><text:placeholder text:placeholder-type="text">&lt;for each="object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10" office:value-type="string">
            <text:p text:style-name="P21"><text:placeholder text:placeholder-type="text">&lt;for each="line in tax_lines(objec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21"><text:placeholder text:placeholder-type="text">&lt;if test="line.index==0"&gt;</text:placeholder></text:p>
            <text:p text:style-name="P16"><text:placeholder text:placeholder-type="text">&lt;object.move_id and formatLang(object.move_id.date,date=True) or ''&gt;</text:placeholder></text:p>
            <text:p text:style-name="P21"><text:placeholder text:placeholder-type="text">&lt;/if&gt;</text:placeholder></text:p>
          </table:table-cell>
          <table:table-cell table:style-name="Table1.A4" office:value-type="string">
            <text:p text:style-name="P21"><text:placeholder text:placeholder-type="text">&lt;if test="line.index==0"&gt;</text:placeholder></text:p>
            <text:p text:style-name="P16"><text:placeholder text:placeholder-type="text">&lt;object.date_invoice and formatLang(object.date_invoice,date=True) or ''&gt;</text:placeholder></text:p>
            <text:p text:style-name="P21"><text:placeholder text:placeholder-type="text">&lt;/if&gt;</text:placeholder></text:p>
          </table:table-cell>
          <table:table-cell table:style-name="Table1.A4" office:value-type="string">
            <text:p text:style-name="P21"><text:placeholder text:placeholder-type="text">&lt;if test="line.index==0"&gt;</text:placeholder></text:p>
            <text:p text:style-name="P16"><text:placeholder text:placeholder-type="text">&lt;object.number or ''&gt;</text:placeholder></text:p>
            <text:p text:style-name="P21"><text:placeholder text:placeholder-type="text">&lt;/if&gt;</text:placeholder></text:p>
          </table:table-cell>
          <table:table-cell table:style-name="Table1.A4" office:value-type="string">
            <text:p text:style-name="P21"><text:placeholder text:placeholder-type="text">&lt;if test="line.index==0"&gt;</text:placeholder></text:p>
            <text:p text:style-name="P16"><text:placeholder text:placeholder-type="text">&lt;object.partner_id.name&gt;</text:placeholder></text:p>
            <text:p text:style-name="P21"><text:placeholder text:placeholder-type="text">&lt;/if&gt;</text:placeholder></text:p>
          </table:table-cell>
          <table:table-cell table:style-name="Table1.A4" office:value-type="string">
            <text:p text:style-name="P21"><text:placeholder text:placeholder-type="text">&lt;if test="line.index==0"&gt;</text:placeholder></text:p>
            <text:p text:style-name="P16"><text:placeholder text:placeholder-type="text">&lt;get_selection_item(object,'type')&gt;</text:placeholder></text:p>
            <text:p text:style-name="P21"><text:placeholder text:placeholder-type="text">&lt;/if&gt;</text:placeholder></text:p>
          </table:table-cell>
          <table:table-cell table:style-name="Table1.A4" office:value-type="string">
            <text:p text:style-name="P22"><text:placeholder text:placeholder-type="text">&lt;if test="line.index==0"&gt;</text:placeholder></text:p>
            <text:p text:style-name="P17"><text:placeholder text:placeholder-type="text">&lt;object.amount_total&gt;</text:placeholder></text:p>
            <text:p text:style-name="P22"><text:placeholder text:placeholder-type="text">&lt;/if&gt;</text:placeholder></text:p>
          </table:table-cell>
          <table:table-cell table:style-name="Table1.G4" office:value-type="string">
            <text:p text:style-name="P17"><text:placeholder text:placeholder-type="text">&lt;line.tax_percentage or ''&gt;</text:placeholder></text:p>
          </table:table-cell>
          <table:table-cell table:style-name="Table1.G4" office:value-type="string">
            <text:p text:style-name="P17"><text:placeholder text:placeholder-type="text">&lt;line.base or ''&gt;</text:placeholder></text:p>
          </table:table-cell>
          <table:table-cell table:style-name="Table1.G4" office:value-type="string">
            <text:p text:style-name="P17"><text:placeholder text:placeholder-type="text">&lt;line.amount or ''&gt;</text:placeholder></text:p>
          </table:table-cell>
          <table:table-cell table:style-name="Table1.J4" office:value-type="string">
            <text:p text:style-name="P23"/>
          </table:table-cell>
        </table:table-row>
        <table:table-row table:style-name="Table1.5">
          <table:table-cell table:style-name="Table1.A5" table:number-columns-spanned="10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6" table:number-columns-spanned="10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4806in" fo:margin-left="0in" fo:margin-right="0in" table:align="margins"/>
    </style:style>
    <style:style style:name="Table3.A" style:family="table-column">
      <style:table-column-properties style:column-width="7.4806in" style:rel-column-width="65535*"/>
    </style:style>
    <style:style style:name="Table3.A1" style:family="table-cell">
      <style:table-cell-properties fo:background-color="transparent" fo:padding="0in" fo:border="none">
        <style:background-image/>
      </style:table-cell-properties>
    </style:style>
    <style:style style:name="Table2" style:family="table">
      <style:table-properties style:width="7.4806in" table:align="margins"/>
    </style:style>
    <style:style style:name="Table2.A" style:family="table-column">
      <style:table-column-properties style:column-width="3.7403in" style:rel-column-width="32767*"/>
    </style:style>
    <style:style style:name="Table2.B" style:family="table-column">
      <style:table-column-properties style:column-width="1.8701in" style:rel-column-width="16384*"/>
    </style:style>
    <style:style style:name="Table2.1" style:family="table-row">
      <style:table-row-properties style:row-height="0.5035in"/>
    </style:style>
    <style:style style:name="Table2.A1" style:family="table-cell">
      <style:table-cell-properties fo:background-color="transparent" fo:padding="0.0396in" fo:border="0.0007in solid #000000">
        <style:background-image/>
      </style:table-cell-properties>
    </style:style>
    <style:style style:name="Table2.2" style:family="table-row">
      <style:table-row-properties style:row-height="0.9201in"/>
    </style:style>
    <style:style style:name="Table2.A2" style:family="table-cell">
      <style:table-cell-properties fo:background-color="transparent" fo:padding="0.0396in" fo:border-left="0.0007in solid #000000" fo:border-right="none" fo:border-top="none" fo:border-bottom="0.0007in solid #000000">
        <style:background-image/>
      </style:table-cell-properties>
    </style:style>
    <style:style style:name="Table4" style:family="table">
      <style:table-properties style:width="3.6604in" table:align="margins"/>
    </style:style>
    <style:style style:name="Table4.A" style:family="table-column">
      <style:table-column-properties style:column-width="1.2201in" style:rel-column-width="21845*"/>
    </style:style>
    <style:style style:name="Table4.A1" style:family="table-cell">
      <style:table-cell-properties fo:background-color="#ffffcc" fo:padding="0.0382in" fo:border="none">
        <style:background-image/>
      </style:table-cell-properties>
    </style:style>
    <style:style style:name="Table4.A2" style:family="table-cell">
      <style:table-cell-properties fo:padding="0.0382in" fo:border="none"/>
    </style:style>
    <style:style style:name="Table4.3" style:family="table-row">
      <style:table-row-properties style:min-row-height="0.1472in"/>
    </style:style>
    <style:style style:name="Table2.C2" style:family="table-cell">
      <style:table-cell-properties fo:background-color="transparent" fo:padding="0.0396in" fo:border-left="0.0007in solid #000000" fo:border-right="0.0007in solid #000000" fo:border-top="none" fo:border-bottom="0.0007in solid #000000">
        <style:background-image/>
      </style:table-cell-properties>
    </style:style>
    <style:style style:name="MP1" style:family="paragraph" style:parent-style-name="Table_20_Contents">
      <style:paragraph-properties fo:margin-left="0in" fo:margin-right="-0.0035in" fo:text-indent="0in" style:auto-text-indent="false"/>
      <style:text-properties style:font-name="Arial" fo:font-size="8pt" style:font-size-asian="8pt" style:font-size-complex="8pt"/>
    </style:style>
    <style:style style:name="MP2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style:font-size-asian="8pt" style:font-size-complex="8pt"/>
    </style:style>
    <style:style style:name="MP6" style:family="paragraph" style:parent-style-name="Standard">
      <style:paragraph-properties fo:margin-left="0.1146in" fo:margin-right="0in" fo:text-indent="0in" style:auto-text-indent="false" style:text-autospace="none"/>
    </style:style>
    <style:style style:name="MP7" style:family="paragraph" style:parent-style-name="Standard">
      <style:paragraph-properties fo:margin-left="0.1146in" fo:margin-right="0in" fo:text-indent="0in" style:auto-text-indent="false" style:text-autospace="none"/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9" style:family="paragraph" style:parent-style-name="Standard">
      <style:text-properties fo:font-size="10pt" style:font-size-asian="8.75pt" style:font-size-complex="10pt"/>
    </style:style>
    <style:style style:name="MP10" style:family="paragraph" style:parent-style-name="Table_20_Contents">
      <style:text-properties style:font-name="Helvetica" fo:font-size="9pt" fo:font-weight="normal" style:font-size-asian="9pt" style:font-weight-asian="normal" style:font-size-complex="9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MP13" style:family="paragraph" style:parent-style-name="Table_20_Contents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MP14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5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8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3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MT5" style:family="text">
      <style:text-properties style:font-name="Arial" fo:font-size="10pt" style:font-size-asian="10pt" style:font-size-complex="10pt"/>
    </style:style>
    <style:style style:name="MT6" style:family="text"/>
    <style:page-layout style:name="Mpm1">
      <style:page-layout-properties fo:page-width="8.2681in" fo:page-height="11.6929in" style:num-format="1" style:print-orientation="portrait" fo:margin-top="0.3937in" fo:margin-bottom="0.3126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 style:dynamic-spacing="false"/>
      </style:header-style>
      <style:footer-style>
        <style:header-footer-properties fo:min-height="2.0799in" fo:margin-left="0in" fo:margin-right="0in" fo:margin-top="0.0799in" style:dynamic-spacing="false"/>
      </style:footer-style>
    </style:page-layout>
  </office:automatic-styles>
  <office:master-styles>
    <style:master-page style:name="Standard" style:page-layout-name="Mpm1">
      <style:header>
        <text:h text:style-name="Heading_20_1" text:outline-level="1">Registro IVA Fatture Emesse</text:h>
        <text:p text:style-name="MP1"/>
        <text:p text:style-name="MP1"><text:placeholder text:placeholder-type="text">&lt;setLang(objects[0].company_id.partner_id.lang or "en_US")&gt;</text:placeholder>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2"><text:placeholder text:placeholder-type="text">&lt;objects[0].company_id.partner_id.name or ''&gt;</text:placeholder></text:p>
              <text:p text:style-name="MP3"/>
              <text:p text:style-name="MP4"><text:placeholder text:placeholder-type="text">&lt;objects[0].company_id.partner_id.address and objects[0].company_id.partner_id.address[0].street or ''&gt;</text:placeholder> <text:placeholder text:placeholder-type="text">&lt;objects[0].company_id.partner_id.address and objects[0].company_id.partner_id.address[0].street2 or ''&gt;</text:placeholder></text:p>
              <text:p text:style-name="MP5"><text:span text:style-name="MT1"><text:placeholder text:placeholder-type="text">&lt;objects[0].company_id.partner_id.address and objects[0].company_id.partner_id.address[0].zip or ''&gt;</text:placeholder></text:span><text:span text:style-name="MT1"> </text:span><text:span text:style-name="MT1"><text:placeholder text:placeholder-type="text">&lt;objects[0].company_id.partner_id.address and objects[0].company_id.partner_id.address[0].city or ''&gt;</text:placeholder></text:span><text:span text:style-name="MT1"> </text:span><text:span text:style-name="MT1"><text:placeholder text:placeholder-type="text">&lt;objects[0].company_id.partner_id.address and objects[0].company_id.partner_id.address[0].province and objects[0].company_id.partner_id.address[0].province.code or ''&gt;</text:placeholder></text:span></text:p>
              <text:p text:style-name="MP6"><text:span text:style-name="MT2">P. IVA: </text:span><text:span text:style-name="MT3"><text:placeholder text:placeholder-type="text">&lt;objects[0].company_id.partner_id.vat or ''&gt;</text:placeholder></text:span></text:p>
              <text:p text:style-name="MP6"><text:span text:style-name="MT2">Codice Fiscale: </text:span><text:span text:style-name="MT3"><text:placeholder text:placeholder-type="text">&lt;objects[0].company_id.partner_id.fiscalcode or ''&gt;</text:placeholder></text:span></text:p>
              <text:p text:style-name="MP7">Codice Attività:</text:p>
              <text:p text:style-name="MP7">Registro Imprese:</text:p>
              <text:p text:style-name="MP8"/>
            </table:table-cell>
          </table:table-row>
        </table:table>
        <text:p text:style-name="MP9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table:number-columns-spanned="3" office:value-type="string">
              <text:p text:style-name="MP10">Periodo di stampa dal <text:span text:style-name="MT4"><text:placeholder text:placeholder-type="text">&lt;formatLang(data['form']['date_from'],date=True)&gt;</text:placeholder></text:span><text:span text:style-name="MT5"> al </text:span><text:span text:style-name="MT4"><text:placeholder text:placeholder-type="text">&lt;formatLang(data['form']['date_to'],date=True)&gt;</text:placeholder></text:span></text:p>
            </table:table-cell>
            <table:covered-table-cell/>
            <table:covered-table-cell/>
          </table:table-row>
          <table:table-row table:style-name="Table2.2">
            <table:table-cell table:style-name="Table2.A2" table:number-rows-spanned="2" office:value-type="string">
              <table:table table:name="Table4" table:style-name="Table4">
                <table:table-column table:style-name="Table4.A" table:number-columns-repeated="3"/>
                <table:table-row>
                  <table:table-cell table:style-name="Table4.A1" office:value-type="string">
                    <text:p text:style-name="MP11"><text:span text:style-name="Strong_20_Emphasis">Descrizione</text:span></text:p>
                  </table:table-cell>
                  <table:table-cell table:style-name="Table4.A1" office:value-type="string">
                    <text:p text:style-name="MP12"><text:span text:style-name="Strong_20_Emphasis">Imponibile</text:span></text:p>
                  </table:table-cell>
                  <table:table-cell table:style-name="Table4.A1" office:value-type="string">
                    <text:p text:style-name="MP12"><text:span text:style-name="Strong_20_Emphasis">Imposta</text:span></text:p>
                  </table:table-cell>
                </table:table-row>
                <table:table-row>
                  <table:table-cell table:style-name="Table4.A2" table:number-columns-spanned="3" office:value-type="string">
                    <text:p text:style-name="MP13"><text:placeholder text:placeholder-type="text">&lt;for each="tax_code in tax_codes"&gt;</text:placeholder></text:p>
                  </table:table-cell>
                  <table:covered-table-cell/>
                  <table:covered-table-cell/>
                </table:table-row>
                <table:table-row table:style-name="Table4.3">
                  <table:table-cell table:style-name="Table4.A2" office:value-type="string">
                    <text:p text:style-name="MP11"><text:placeholder text:placeholder-type="text">&lt;tax_code&gt;</text:placeholder></text:p>
                  </table:table-cell>
                  <table:table-cell table:style-name="Table4.A2" office:value-type="string">
                    <text:p text:style-name="MP14"><text:placeholder text:placeholder-type="text">&lt;tax_codes[tax_code]['base']&gt;</text:placeholder></text:p>
                  </table:table-cell>
                  <table:table-cell table:style-name="Table4.A2" office:value-type="string">
                    <text:p text:style-name="MP14"><text:placeholder text:placeholder-type="text">&lt;tax_codes[tax_code]['amount'] or ''&gt;</text:placeholder></text:p>
                  </table:table-cell>
                </table:table-row>
                <table:table-row>
                  <table:table-cell table:style-name="Table4.A2" table:number-columns-spanned="3" office:value-type="string">
                    <text:p text:style-name="MP13"><text:placeholder text:placeholder-type="text">&lt;/for&gt;</text:placeholder></text:p>
                  </table:table-cell>
                  <table:covered-table-cell/>
                  <table:covered-table-cell/>
                </table:table-row>
              </table:table>
              <text:p text:style-name="MP15"/>
            </table:table-cell>
            <table:table-cell table:style-name="Table2.A2" office:value-type="string">
              <text:p text:style-name="MP10">Totale operazioni:</text:p>
              <text:p text:style-name="MP10"/>
              <text:p text:style-name="MP16"><text:placeholder text:placeholder-type="text">&lt;totali['totale_operazioni']&gt;</text:placeholder></text:p>
              <text:p text:style-name="MP17"/>
            </table:table-cell>
            <table:table-cell table:style-name="Table2.C2" office:value-type="string">
              <text:p text:style-name="MP10">Totale imponibili:</text:p>
              <text:p text:style-name="MP10"/>
              <text:p text:style-name="MP16"><text:placeholder text:placeholder-type="text">&lt;totali['totale_imponibili']&gt;</text:placeholder></text:p>
              <text:p text:style-name="MP17"/>
            </table:table-cell>
          </table:table-row>
          <table:table-row table:style-name="Table2.2">
            <table:covered-table-cell/>
            <table:table-cell table:style-name="Table2.A2" office:value-type="string">
              <text:p text:style-name="MP10">Totale variazioni:</text:p>
              <text:p text:style-name="MP10"/>
              <text:p text:style-name="MP16"><text:placeholder text:placeholder-type="text">&lt;totali['totale_variazioni']&gt;</text:placeholder></text:p>
              <text:p text:style-name="MP17"/>
            </table:table-cell>
            <table:table-cell table:style-name="Table2.C2" office:value-type="string">
              <text:p text:style-name="MP10">Totale IVA:</text:p>
              <text:p text:style-name="MP10"/>
              <text:p text:style-name="MP16"><text:placeholder text:placeholder-type="text">&lt;totali['totale_iva']&gt;</text:placeholder></text:p>
              <text:p text:style-name="MP17"/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1-07-07T19:48:17</dc:date>
    <meta:editing-duration>P1DT23H59M14S</meta:editing-duration>
    <meta:editing-cycles>276</meta:editing-cycles>
    <meta:generator>LibreOffice/3.3$Unix LibreOffice_project/330m19$Build-202</meta:generator>
    <dc:creator>LB </dc:creator>
    <meta:document-statistic meta:table-count="4" meta:image-count="0" meta:object-count="0" meta:page-count="1" meta:paragraph-count="60" meta:word-count="151" meta:character-count="1972"/>
    <meta:user-defined meta:name="Info 1">http://localhost:8069</meta:user-defined>
    <meta:user-defined meta:name="Info 2"/>
    <meta:user-defined meta:name="Info 3"/>
    <meta:user-defined meta:name="Info 4"/>
  </office:meta>
</office:document-meta>
</file>